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12pt"/>
    </style:style>
    <style:style style:name="co13" style:family="table-column">
      <style:table-column-properties fo:break-before="auto" style:column-width="209.71pt"/>
    </style:style>
    <style:style style:name="co14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aerie_fire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7:51:28.209348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2T18:06:36.853527489</dc:date>
    <meta:editing-duration>P3DT13H19M6S</meta:editing-duration>
    <meta:editing-cycles>2849</meta:editing-cycles>
    <dc:creator>Ilya Shpigor</dc:creator>
    <meta:document-statistic meta:table-count="5" meta:cell-count="378" meta:object-count="0"/>
  </office:meta>
</office:document-meta>
</file>